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533b1" officeooo:paragraph-rsid="001533b1"/>
    </style:style>
    <style:style style:name="P2" style:family="paragraph" style:parent-style-name="Standard">
      <style:text-properties style:font-name="Times New Roman" fo:font-size="12pt" officeooo:rsid="001533b1" officeooo:paragraph-rsid="001533b1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officeooo:rsid="0015c3a3" officeooo:paragraph-rsid="0015c3a3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officeooo:rsid="001533b1" officeooo:paragraph-rsid="001533b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rsid="0015c3a3" officeooo:paragraph-rsid="0015c3a3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text-properties fo:font-weight="bold" officeooo:rsid="001533b1" officeooo:paragraph-rsid="001533b1" style:font-weight-asian="bold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533b1" officeooo:paragraph-rsid="001533b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shay S. Chavan<text:tab/><text:tab/><text:tab/><text:tab/><text:tab/><text:tab/><text:tab/><text:tab/>TEB-15</text:p>
      <text:p text:style-name="P1"/>
      <text:p text:style-name="P1"/>
      <text:p text:style-name="P7"><text:tab/><text:tab/><text:tab/><text:tab/><text:tab/><text:span text:style-name="T4">ASSIGNMENT NO-12</text:span></text:p>
      <text:p text:style-name="P1"/>
      <text:p text:style-name="P1"/>
      <text:p text:style-name="P1">&gt; db.createCollection("Order")</text:p>
      <text:p text:style-name="P1">{ "ok" : 1 }</text:p>
      <text:p text:style-name="P1"/>
      <text:p text:style-name="P1">&gt; db.Order.insert({CusId:'A1', Amount:400, Status:'A'})</text:p>
      <text:p text:style-name="P1">WriteResult({ "nInserted" : 1 })</text:p>
      <text:p text:style-name="P1"/>
      <text:p text:style-name="P1">&gt; db.Order.insert({CusId:'B1', Amount:300, Status:'B'})</text:p>
      <text:p text:style-name="P1">WriteResult({ "nInserted" : 1 })</text:p>
      <text:p text:style-name="P1"/>
      <text:p text:style-name="P1">&gt; db.Order.insert({CusId:'A1', Amount:200, Status:'A'})</text:p>
      <text:p text:style-name="P1">WriteResult({ "nInserted" : 1 })</text:p>
      <text:p text:style-name="P1"/>
      <text:p text:style-name="P1">&gt; db.Order.insert({CusId:'C1', Amount:200, Status:'C'})</text:p>
      <text:p text:style-name="P1">WriteResult({ "nInserted" : 1 })</text:p>
      <text:p text:style-name="P1"/>
      <text:p text:style-name="P1">&gt; db.Order.insert({CusId:'B1', Amount:700, Status:'B'})</text:p>
      <text:p text:style-name="P1">WriteResult({ "nInserted" : 1 })</text:p>
      <text:p text:style-name="P1"/>
      <text:p text:style-name="P1">&gt; db.Order.insert({CusId:'B1', Amount:800, Status:'B'})</text:p>
      <text:p text:style-name="P1">WriteResult({ "nInserted" : 1 })</text:p>
      <text:p text:style-name="P1"/>
      <text:p text:style-name="P1"/>
      <text:p text:style-name="P1"/>
      <text:p text:style-name="P1">&gt; db.Order.find().pretty()</text:p>
      <text:p text:style-name="P1">{</text:p>
      <text:p text:style-name="P1"><text:tab/>"_id" : ObjectId("59e4b3e57e5c9859c1708836"),</text:p>
      <text:p text:style-name="P1"><text:tab/>"CusId" : "A1",</text:p>
      <text:p text:style-name="P1"><text:tab/>"Amount" : 400,</text:p>
      <text:p text:style-name="P1"><text:tab/>"Status" : "A"</text:p>
      <text:p text:style-name="P1">}</text:p>
      <text:p text:style-name="P1">{</text:p>
      <text:p text:style-name="P1"><text:tab/>"_id" : ObjectId("59e4b42d7e5c9859c1708837"),</text:p>
      <text:p text:style-name="P1"><text:tab/>"CusId" : "B1",</text:p>
      <text:p text:style-name="P1"><text:tab/>"Amount" : 300,</text:p>
      <text:p text:style-name="P1"><text:tab/>"Status" : "B"</text:p>
      <text:p text:style-name="P1">}</text:p>
      <text:p text:style-name="P1">{</text:p>
      <text:p text:style-name="P1"><text:tab/>"_id" : ObjectId("59e4b4417e5c9859c1708838"),</text:p>
      <text:p text:style-name="P1"><text:tab/>"CusId" : "A1",</text:p>
      <text:p text:style-name="P1"><text:tab/>"Amount" : 200,</text:p>
      <text:p text:style-name="P1"><text:tab/>"Status" : "A"</text:p>
      <text:p text:style-name="P1">}</text:p>
      <text:p text:style-name="P1">{</text:p>
      <text:p text:style-name="P1"><text:tab/>"_id" : ObjectId("59e4b44c7e5c9859c1708839"),</text:p>
      <text:p text:style-name="P1"><text:tab/>"CusId" : "C1",</text:p>
      <text:p text:style-name="P1"><text:tab/>"Amount" : 200,</text:p>
      <text:p text:style-name="P1"><text:soft-page-break/><text:tab/>"Status" : "C"</text:p>
      <text:p text:style-name="P1">}</text:p>
      <text:p text:style-name="P1">{</text:p>
      <text:p text:style-name="P1"><text:tab/>"_id" : ObjectId("59e4b4617e5c9859c170883a"),</text:p>
      <text:p text:style-name="P1"><text:tab/>"CusId" : "B1",</text:p>
      <text:p text:style-name="P1"><text:tab/>"Amount" : 700,</text:p>
      <text:p text:style-name="P1"><text:tab/>"Status" : "B"</text:p>
      <text:p text:style-name="P1">}</text:p>
      <text:p text:style-name="P1">{</text:p>
      <text:p text:style-name="P1"><text:tab/>"_id" : ObjectId("59e4b4697e5c9859c170883b"),</text:p>
      <text:p text:style-name="P1"><text:tab/>"CusId" : "B1",</text:p>
      <text:p text:style-name="P1"><text:tab/>"Amount" : 800,</text:p>
      <text:p text:style-name="P1"><text:tab/>"Status" : "B"</text:p>
      <text:p text:style-name="P1">}</text:p>
      <text:p text:style-name="P7"/>
      <text:p text:style-name="P1"/>
      <text:p text:style-name="P6">1. <text:span text:style-name="T3"><text:tab/></text:span><text:span text:style-name="T1">Find the sum of amount of each customer whose status is A</text:span></text:p>
      <text:p text:style-name="P4"/>
      <text:p text:style-name="P2">&gt; var mapfunction = function(){emit(this.CusId, this.Amount)}</text:p>
      <text:p text:style-name="P2"/>
      <text:p text:style-name="P2">&gt; var reducefunction = function(key, values){return Array.sum(values)}</text:p>
      <text:p text:style-name="P2"/>
      <text:p text:style-name="P2">&gt; db.Order.mapReduce(mapfunction, reducefunction, {query:{Status:"A"}, out:"Order_total"}).find()</text:p>
      <text:p text:style-name="P2"/>
      <text:p text:style-name="P1"><text:span text:style-name="T2">Output: </text:span><text:span text:style-name="T1">{ "_id" : "A1", "value" : 600 }</text:span></text:p>
      <text:p text:style-name="P2"/>
      <text:p text:style-name="P2"/>
      <text:p text:style-name="P4">2.<text:tab/>Find the average <text:s/>amount of each customer</text:p>
      <text:p text:style-name="P2">&gt; db.Order.mapReduce(function(){emit(this.CusId,this.Amount);}, function(key, values){return Array.avg(values)}, {out:"average"})</text:p>
      <text:p text:style-name="P2"/>
      <text:p text:style-name="P2">&gt; db.average.find().pretty()</text:p>
      <text:p text:style-name="P4">Output:</text:p>
      <text:p text:style-name="P2">{ "_id" : "A1", "value" : 300 }</text:p>
      <text:p text:style-name="P2">{ "_id" : "B1", "value" : 600 }</text:p>
      <text:p text:style-name="P2">{ "_id" : "C1", "value" : 200 }</text:p>
      <text:p text:style-name="P2"/>
      <text:p text:style-name="P2"/>
      <text:p text:style-name="P4">3.<text:tab/>Find the min amount of each customer</text:p>
      <text:p text:style-name="P3">&gt; db.Order.mapReduce(function(){emit(this.CusId,this.Amount);}, function(key, values){return Math.min.apply(Math,values)}, {out:"average"}).find()</text:p>
      <text:p text:style-name="P3"/>
      <text:p text:style-name="P5">Output:</text:p>
      <text:p text:style-name="P3">{ "_id" : "A1", "value" : 200 }</text:p>
      <text:p text:style-name="P3">{ "_id" : "B1", "value" : 300 }</text:p>
      <text:p text:style-name="P3">{ "_id" : "C1", "value" : 200 }</text:p>
      <text:p text:style-name="P3"/>
      <text:p text:style-name="P3"/>
      <text:p text:style-name="P5">4.<text:tab/>Find the max amount of each customer whose status is C</text:p>
      <text:p text:style-name="P5"/>
      <text:p text:style-name="P3"><text:soft-page-break/>&gt; <text:s/>db.Order.mapReduce(function(){emit(this.CusId,this.Amount);}, function(key, values){return Math.max.apply(Math,values)}, {query:{Status:"C"}, out:"average_C"}).find()</text:p>
      <text:p text:style-name="P3"/>
      <text:p text:style-name="P5">Output:</text:p>
      <text:p text:style-name="P3">{ "_id" : "C1", "value" : 200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9:01:10.541622357</meta:creation-date>
    <dc:date>2017-10-26T22:58:44.168082022</dc:date>
    <meta:editing-duration>PT12M34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3" meta:paragraph-count="75" meta:word-count="301" meta:character-count="2389" meta:non-whitespace-character-count="2124"/>
  </office:meta>
</office:document-meta>
</file>